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, 2021 (01:02:59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🛡️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🛡️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🛡️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🛡️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l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🛡️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🛡️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🛡️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🛡️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🛡️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1T01:03:10Z</meta:creation-date>
    <dc:date>2021-06-01T01:03:10Z</dc:date>
    <meta:user-defined meta:name="date" meta:value-type="string">June   1, 2021 (01:02:59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